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Half Blood Prince" svg:font-family="'Half Blood Princ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  <style:text-properties style:font-name="Half Blood Prince"/>
    </style:style>
    <style:style style:name="T1" style:family="text">
      <style:text-properties style:font-name="Half Blood Princ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398cm" svg:height="0.954cm" svg:x="2.75cm" svg:y="10.982cm">
          <draw:text-box>
            <text:p><text:span text:style-name="T1">Bojian Zhe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Half Blood Prince" svg:font-family="'Half Blood Princ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4T15:37:29.504249091</meta:creation-date>
    <dc:date>2023-02-24T15:48:03.584164047</dc:date>
    <meta:editing-duration>PT4S</meta:editing-duration>
    <meta:editing-cycles>1</meta:editing-cycles>
    <meta:generator>LibreOffice/7.3.7.2$Linux_X86_64 LibreOffice_project/30$Build-2</meta:generator>
    <meta:document-statistic meta:object-count="1"/>
  </office:meta>
</office:document-meta>
</file>